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 style:writing-mode="page"/>
    </style:style>
    <style:style style:name="Table1.A" style:family="table-column">
      <style:table-column-properties style:column-width="0.245cm"/>
    </style:style>
    <style:style style:name="Table1.B" style:family="table-column">
      <style:table-column-properties style:column-width="15.67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2e7d32" fo:padding="0cm" fo:border="none">
        <style:background-image/>
      </style:table-cell-properties>
    </style:style>
    <style:style style:name="Table1.B1" style:family="table-cell">
      <style:table-cell-properties fo:background-color="#e8f5e9" fo:padding-left="0.318cm" fo:padding-right="0.318cm" fo:padding-top="0.194cm" fo:padding-bottom="0.194cm" fo:border="none">
        <style:background-image/>
      </style:table-cell-properties>
    </style:style>
    <style:style style:name="P1" style:family="paragraph" style:parent-style-name="Standard">
      <style:paragraph-properties fo:margin-top="0cm" fo:margin-bottom="0.071cm" style:contextual-spacing="false"/>
    </style:style>
    <style:style style:name="P2" style:family="paragraph" style:parent-style-name="Standard">
      <style:paragraph-properties fo:margin-top="0cm" fo:margin-bottom="0.088cm" style:contextual-spacing="false"/>
    </style:style>
    <style:style style:name="P3" style:family="paragraph" style:parent-style-name="Standard">
      <style:paragraph-properties fo:margin-top="0cm" fo:margin-bottom="0cm" style:contextual-spacing="false" fo:padding-left="0cm" fo:padding-right="0cm" fo:padding-top="0cm" fo:padding-bottom="0.176cm" fo:border-left="none" fo:border-right="none" fo:border-top="none" fo:border-bottom="0.51pt solid #2e7d32"/>
      <style:text-properties style:use-window-font-color="true" loext:opacity="0%"/>
    </style:style>
    <style:style style:name="P4" style:family="paragraph" style:parent-style-name="Standard">
      <style:paragraph-properties fo:margin-top="0.282cm" fo:margin-bottom="0cm" style:contextual-spacing="false"/>
    </style:style>
    <style:style style:name="P5" style:family="paragraph" style:parent-style-name="Standard">
      <style:paragraph-properties fo:margin-top="0.088cm" fo:margin-bottom="0cm" style:contextual-spacing="false"/>
    </style:style>
    <style:style style:name="P6" style:family="paragraph" style:parent-style-name="Standard">
      <style:paragraph-properties fo:margin-top="0cm" fo:margin-bottom="0.335cm" style:contextual-spacing="false"/>
    </style:style>
    <style:style style:name="P7" style:family="paragraph" style:parent-style-name="Standard">
      <style:paragraph-properties fo:margin-top="0cm" fo:margin-bottom="0.335cm" style:contextual-spacing="false" fo:text-align="justify" style:justify-single-word="false" loext:word-spacing-minimum="75%" loext:word-spacing-maximum="133%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.318cm" fo:margin-bottom="0cm" style:contextual-spacing="false"/>
    </style:style>
    <style:style style:name="P10" style:family="paragraph" style:parent-style-name="Standard">
      <style:paragraph-properties fo:margin-top="0cm" fo:margin-bottom="0.282cm" style:contextual-spacing="false" fo:text-align="justify" style:justify-single-word="false" loext:word-spacing-minimum="75%" loext:word-spacing-maximum="133%"/>
    </style:style>
    <style:style style:name="P11" style:family="paragraph" style:parent-style-name="Standard">
      <style:paragraph-properties fo:margin-top="0.388cm" fo:margin-bottom="0cm" style:contextual-spacing="false"/>
    </style:style>
    <style:style style:name="T1" style:family="text">
      <style:text-properties fo:color="#1e5631" loext:opacity="100%" style:font-name="Arial" fo:font-size="22pt" fo:font-weight="bold" style:font-name-asian="Arial2" style:font-size-asian="22pt" style:font-weight-asian="bold" style:font-name-complex="Arial2" style:font-size-complex="22pt" style:font-weight-complex="bold"/>
    </style:style>
    <style:style style:name="T2" style:family="text">
      <style:text-properties fo:color="#2e7d32" loext:opacity="100%" style:font-name="Arial" fo:font-size="10.5pt" style:font-name-asian="Arial2" style:font-size-asian="10.5pt" style:font-name-complex="Arial2" style:font-size-complex="10.5pt"/>
    </style:style>
    <style:style style:name="T3" style:family="text">
      <style:text-properties style:font-name="Arial" fo:font-size="9.5pt" style:font-name-asian="Arial2" style:font-size-asian="9.5pt" style:font-name-complex="Arial2" style:font-size-complex="9.5pt"/>
    </style:style>
    <style:style style:name="T4" style:family="text">
      <style:text-properties style:font-name="Arial" fo:font-size="9.5pt" officeooo:rsid="00131037" style:font-name-asian="Arial2" style:font-size-asian="9.5pt" style:font-name-complex="Arial2" style:font-size-complex="9.5pt"/>
    </style:style>
    <style:style style:name="T5" style:family="text">
      <style:text-properties fo:color="#333333" loext:opacity="100%" style:font-name="Arial" fo:font-size="10.5pt" style:font-name-asian="Arial2" style:font-size-asian="10.5pt" style:font-name-complex="Arial2" style:font-size-complex="10.5pt"/>
    </style:style>
    <style:style style:name="T6" style:family="text">
      <style:text-properties fo:color="#333333" loext:opacity="100%" style:font-name="Arial" fo:font-size="10.5pt" officeooo:rsid="00131037" style:font-name-asian="Arial2" style:font-size-asian="10.5pt" style:font-name-complex="Arial2" style:font-size-complex="10.5pt"/>
    </style:style>
    <style:style style:name="T7" style:family="text">
      <style:text-properties fo:color="#1e5631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8" style:family="text">
      <style:text-properties fo:color="#1e5631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9" style:family="text">
      <style:text-properties fo:color="#333333" loext:opacity="100%" style:font-name="Arial" fo:font-size="10pt" style:font-name-asian="Arial2" style:font-size-asian="10pt" style:font-name-complex="Arial2" style:font-size-complex="10pt"/>
    </style:style>
    <style:style style:name="T10" style:family="text">
      <style:text-properties fo:color="#1e5631" loext:opacity="100%" style:font-name="Arial" fo:font-size="11.5pt" fo:font-weight="bold" style:font-name-asian="Arial2" style:font-size-asian="11.5pt" style:font-weight-asian="bold" style:font-name-complex="Arial2" style:font-size-complex="11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UL ROBINSON</text:span></text:p>
      <text:p text:style-name="P2"><text:span text:style-name="T2">Draftsperson <text:s/>| <text:s/>Mechanical Engineer <text:s/>| <text:s/>Sheet Metal Fabricator</text:span></text:p>
      <text:p text:style-name="P3"><text:span text:style-name="T3">0421 847 001</text:span><text:span text:style-name="T3"> <text:s text:c="2"/>| <text:s text:c="2"/></text:span><text:span text:style-name="T3">probinson85@live.com.au</text:span><text:span text:style-name="T3"> <text:s text:c="2"/>| <text:s text:c="2"/></text:span><text:span text:style-name="T4">Pimpama</text:span><text:span text:style-name="T3">, QLD 4209</text:span></text:p>
      <text:p text:style-name="P4"/>
      <text:p text:style-name="P2"><text:span text:style-name="T5">2</text:span><text:span text:style-name="T6">2</text:span><text:span text:style-name="T5"> February 2026</text:span></text:p>
      <text:p text:style-name="P5"/>
      <text:p text:style-name="P2"><text:span text:style-name="T5">Hiring Team — Unidan Engineering</text:span></text:p>
      <text:p text:style-name="P2"><text:span text:style-name="T5">22 Computer Road, Yatala QLD 4207</text:span></text:p>
      <text:p text:style-name="P4"/>
      <text:p text:style-name="P6"><text:span text:style-name="T7">Re: Draftsperson — Unidan Engineering</text:span></text:p>
      <text:p text:style-name="P7"><text:span text:style-name="T5">Dear Unidan Team,</text:span></text:p>
      <text:p text:style-name="P7"><text:span text:style-name="T5">Most draftspeople have never made the parts they draw. I have. After a four-year sheet metal fabrication apprenticeship and five years in the trade — working in stainless, mild steel and aluminium across marine, industrial and commercial fabrication — I went back to university and completed a Bachelor of Mechanical Engineering with Honours at Griffith University. I now design in SolidWorks with the same hands that used to run a brake press and a TIG torch. That background changes how I approach a drawing — I know what's actually manufacturable, where tolerances matter, and what information a fabricator needs to do the job right.</text:span></text:p>
      <text:p text:style-name="P7"><text:span text:style-name="T5">In 2015 a dirt bike accident left me a tetraplegic. I enrolled at Griffith the following semester. What that experience gave me — beyond the degree — was a different relationship with problem-solving. When your body imposes hard constraints, you learn to engineer around them. I've modified a Polaris RZR 1000 so I can get back behind the wheel and out into the bush, and I'm currently designing and building a custom enclosed camper trailer to haul it in — working through the layout, fabrication details and fitout the same way I approach any design problem. Off-road vehicles and remote travel have been central to my life since long before the accident — I've owned and heavily modified a number of 4WDs including a Hilux I converted from IFS to solid axle — and finding engineering solutions to stay in that world has only sharpened my thinking. That's not a separate story from my professional work. It's the same one.</text:span></text:p>
      <text:p text:style-name="P7"><text:span text:style-name="T5">What Unidan builds sits squarely at the intersection of everything I care about and everything I'm trained to do. Designing expedition and commercial vehicles in SolidWorks — sheet metal bodies, complex weldment structures, fully detailed assemblies modelled down to the draw runner mounts — is exactly the kind of work I want to be doing. I'm experienced with multi-level SolidWorks assemblies, sheet metal and weldment modules, and producing manufacturing drawings for external fabrication. I haven't used PDM Vault specifically, but I understand revision control and structured document management well, and I'm a fast learner with new software. Beyond the CAD work, I've coordinated with suppliers for first-off prototype fabrication throughout my consulting work — I know how to communicate technical requirements clearly to get the right part back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8"><text:span text:style-name="T8">SolidWorks: </text:span><text:span text:style-name="T9">Primary CAD platform throughout engineering degree and professional design work — sheet metal, weldments, complex assemblies. <text:s/></text:span><text:span text:style-name="T8">Fabrication: </text:span><text:span text:style-name="T9">4-year apprenticeship + 5 years trade experience across stainless, mild steel and aluminium. <text:s/></text:span><text:span text:style-name="T8">Product design: </text:span><text:span text:style-name="T9">Custom adaptive devices, vehicle modifications, and bespoke fabrications designed from scratch.</text:span></text:p>
          </table:table-cell>
        </table:table-row>
      </table:table>
      <text:p text:style-name="P9"/>
      <text:p text:style-name="P10"><text:span text:style-name="T5">I'd welcome the opportunity to be part of some of the most unique builds in the country. Please reach me on 0421 847 001 or probinson85@live.com.au — I'm happy to discuss the role at your convenience.</text:span></text:p>
      <text:p text:style-name="P2"><text:span text:style-name="T5">Yours sincerely,</text:span></text:p>
      <text:p text:style-name="P11"/>
      <text:p text:style-name="P8"><text:span text:style-name="T10">Paul Robins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.5pt" fo:language="en" fo:country="AU" style:letter-kerning="false" style:font-name-asian="Arial2" style:font-size-asian="10.5pt" style:language-asian="zh" style:country-asian="CN" style:font-name-complex="Arial2" style:font-size-complex="10.5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.5pt" fo:language="en" fo:country="AU" style:letter-kerning="false" style:font-name-asian="Arial2" style:font-size-asian="10.5pt" style:language-asian="zh" style:country-asian="CN" style:font-name-complex="Arial2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chapter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chapter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chapter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11cm" fo:margin-bottom="1.411cm" fo:margin-left="1.764cm" fo:margin-right="1.76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2</meta:editing-cycles>
    <meta:creation-date>2026-02-23T00:15:52.232000000</meta:creation-date>
    <dc:date>2026-02-23T10:23:21.122023100</dc:date>
    <meta:print-date>2026-02-23T10:22:36.356894900</meta:print-date>
    <meta:editing-duration>PT1M44S</meta:editing-duration>
    <meta:document-statistic meta:table-count="1" meta:image-count="0" meta:object-count="0" meta:page-count="1" meta:paragraph-count="15" meta:word-count="502" meta:character-count="3277" meta:non-whitespace-character-count="2761"/>
    <meta:generator>LibreOffice/25.8.3.2$Windows_X86_64 LibreOffice_project/8ca8d55c161d602844f5428fa4b58097424e324e</meta:generator>
  </office:meta>
</office:document-meta>
</file>